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imesNewRoman1" svg:font-family="TimesNewRoman"/>
    <style:font-face style:name="DejaVu Sans1" svg:font-family="'DejaVu Sans'" style:font-pitch="variable"/>
    <style:font-face style:name="Liberation Serif1" svg:font-family="'Liberation Serif'" style:font-pitch="variable"/>
    <style:font-face style:name="TimesNewRoman" svg:font-family="TimesNew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solid" svg:stroke-width="0.035cm" svg:stroke-color="#4682b4" svg:stroke-opacity="7%" draw:stroke-linejoin="round" svg:stroke-linecap="butt" draw:fill="solid" draw:fill-color="#4682b4" draw:opacity="7%" fo:padding-top="0.017cm" fo:padding-bottom="0.017cm" fo:padding-left="0.017cm" fo:padding-right="0.017cm"/>
    </style:style>
    <style:style style:name="gr3" style:family="graphic" style:parent-style-name="standard">
      <style:graphic-properties draw:stroke="solid" svg:stroke-width="0.035cm" svg:stroke-color="#00e6b8" svg:stroke-opacity="7%" draw:stroke-linejoin="round" svg:stroke-linecap="butt" draw:fill="solid" draw:fill-color="#00e6b8" draw:opacity="7%" fo:padding-top="0.017cm" fo:padding-bottom="0.017cm" fo:padding-left="0.017cm" fo:padding-right="0.017cm"/>
    </style:style>
    <style:style style:name="gr4" style:family="graphic" style:parent-style-name="standard">
      <style:graphic-properties draw:stroke="none" draw:fill="solid" draw:fill-color="#000000"/>
    </style:style>
    <style:style style:name="gr5" style:family="graphic" style:parent-style-name="standard">
      <style:graphic-properties draw:stroke="solid" svg:stroke-width="0.028cm" svg:stroke-color="#000000" draw:stroke-linejoin="round" svg:stroke-linecap="butt" draw:fill="none" fo:padding-top="0.014cm" fo:padding-bottom="0.014cm" fo:padding-left="0.014cm" fo:padding-right="0.014cm"/>
    </style:style>
    <style:style style:name="gr6" style:family="graphic" style:parent-style-name="standard">
      <style:graphic-properties draw:stroke="none" draw:fill="none" draw:textarea-horizontal-align="left" draw:textarea-vertical-align="top" draw:auto-grow-height="true" draw:auto-grow-width="true" fo:min-height="0.547cm" fo:min-width="0.857cm" fo:padding-top="0cm" fo:padding-bottom="0cm" fo:padding-left="0cm" fo:padding-right="0cm"/>
      <style:paragraph-properties style:writing-mode="lr-tb"/>
    </style:style>
    <style:style style:name="gr7" style:family="graphic" style:parent-style-name="standard">
      <style:graphic-properties draw:stroke="none" draw:fill="none" draw:textarea-horizontal-align="left" draw:textarea-vertical-align="top" draw:auto-grow-height="true" draw:auto-grow-width="true" fo:min-height="0.547cm" fo:min-width="0.493cm" fo:padding-top="0cm" fo:padding-bottom="0cm" fo:padding-left="0cm" fo:padding-right="0cm"/>
      <style:paragraph-properties style:writing-mode="lr-tb"/>
    </style:style>
    <style:style style:name="gr8" style:family="graphic" style:parent-style-name="standard">
      <style:graphic-properties draw:stroke="none" draw:fill="none" draw:textarea-horizontal-align="left" draw:textarea-vertical-align="top" draw:auto-grow-height="true" draw:auto-grow-width="true" fo:min-height="0.547cm" fo:min-width="0.502cm" fo:padding-top="0cm" fo:padding-bottom="0cm" fo:padding-left="0cm" fo:padding-right="0cm"/>
      <style:paragraph-properties style:writing-mode="lr-tb"/>
    </style:style>
    <style:style style:name="gr9" style:family="graphic" style:parent-style-name="standard">
      <style:graphic-properties draw:stroke="none" draw:fill="none" draw:textarea-horizontal-align="left" draw:textarea-vertical-align="top" draw:auto-grow-height="true" draw:auto-grow-width="true" fo:min-height="0.742cm" fo:min-width="1.564cm" fo:padding-top="0cm" fo:padding-bottom="0cm" fo:padding-left="0cm" fo:padding-right="0cm"/>
      <style:paragraph-properties style:writing-mode="lr-tb"/>
    </style:style>
    <style:style style:name="gr10" style:family="graphic" style:parent-style-name="standard">
      <style:graphic-properties draw:stroke="none" draw:fill="none" draw:textarea-horizontal-align="left" draw:textarea-vertical-align="top" draw:auto-grow-height="true" draw:auto-grow-width="true" fo:min-height="0.704cm" fo:min-width="0.798cm" fo:padding-top="0cm" fo:padding-bottom="0cm" fo:padding-left="0cm" fo:padding-right="0cm"/>
      <style:paragraph-properties style:writing-mode="lr-tb"/>
    </style:style>
    <style:style style:name="gr11" style:family="graphic" style:parent-style-name="standard">
      <style:graphic-properties draw:stroke="solid" svg:stroke-width="0.088cm" svg:stroke-color="#4682b4" draw:stroke-linejoin="round" svg:stroke-linecap="square" draw:fill="none" fo:padding-top="0.044cm" fo:padding-bottom="0.044cm" fo:padding-left="0.044cm" fo:padding-right="0.044cm"/>
    </style:style>
    <style:style style:name="gr12" style:family="graphic" style:parent-style-name="standard">
      <style:graphic-properties draw:stroke="solid" svg:stroke-width="0.088cm" svg:stroke-color="#00e6b8" draw:stroke-linejoin="round" svg:stroke-linecap="square" draw:fill="none" fo:padding-top="0.044cm" fo:padding-bottom="0.044cm" fo:padding-left="0.044cm" fo:padding-right="0.044cm"/>
    </style:style>
    <style:style style:name="gr13" style:family="graphic" style:parent-style-name="standard">
      <style:graphic-properties draw:stroke="solid" svg:stroke-width="0.028cm" svg:stroke-color="#000000" draw:stroke-linejoin="miter" svg:stroke-linecap="square" draw:fill="none" fo:padding-top="0.014cm" fo:padding-bottom="0.014cm" fo:padding-left="0.014cm" fo:padding-right="0.014cm"/>
    </style:style>
    <style:style style:name="gr14" style:family="graphic" style:parent-style-name="standard">
      <style:graphic-properties draw:stroke="none" draw:fill="none" draw:textarea-horizontal-align="left" draw:textarea-vertical-align="top" draw:auto-grow-height="true" draw:auto-grow-width="true" fo:min-height="0.86cm" fo:min-width="3.795cm" fo:padding-top="0cm" fo:padding-bottom="0cm" fo:padding-left="0cm" fo:padding-right="0cm"/>
      <style:paragraph-properties style:writing-mode="lr-tb"/>
    </style:style>
    <style:style style:name="gr15" style:family="graphic" style:parent-style-name="standard">
      <style:graphic-properties draw:stroke="none" draw:fill="none" draw:textarea-horizontal-align="left" draw:textarea-vertical-align="top" draw:auto-grow-height="true" draw:auto-grow-width="true" fo:min-height="0.784cm" fo:min-width="4.397cm" fo:padding-top="0cm" fo:padding-bottom="0cm" fo:padding-left="0cm" fo:padding-right="0cm"/>
      <style:paragraph-properties style:writing-mode="lr-tb"/>
    </style:style>
    <style:style style:name="gr16" style:family="graphic" style:parent-style-name="standard">
      <style:graphic-properties draw:stroke="none" draw:fill="none" draw:textarea-horizontal-align="left" draw:textarea-vertical-align="top" draw:auto-grow-height="true" draw:auto-grow-width="true" fo:min-height="0.784cm" fo:min-width="5.946cm" fo:padding-top="0cm" fo:padding-bottom="0cm" fo:padding-left="0cm" fo:padding-right="0cm"/>
      <style:paragraph-properties style:writing-mode="lr-tb"/>
    </style:style>
    <style:style style:name="P1" style:family="paragraph">
      <loext:graphic-properties draw:fill="solid" draw:fill-color="#ffffff"/>
    </style:style>
    <style:style style:name="P2" style:family="paragraph">
      <loext:graphic-properties draw:fill="solid" draw:fill-color="#4682b4" draw:opacity="7%"/>
    </style:style>
    <style:style style:name="P3" style:family="paragraph">
      <loext:graphic-properties draw:fill="solid" draw:fill-color="#00e6b8" draw:opacity="7%"/>
    </style:style>
    <style:style style:name="P4" style:family="paragraph">
      <loext:graphic-properties draw:fill="solid" draw:fill-color="#000000"/>
    </style:style>
    <style:style style:name="P5" style:family="paragraph">
      <loext:graphic-properties draw:fill="none"/>
    </style:style>
    <style:style style:name="P6" style:family="paragraph">
      <style:paragraph-properties fo:text-align="start" style:writing-mode="lr-tb"/>
    </style:style>
    <style:style style:name="P7" style:family="paragraph">
      <loext:graphic-properties draw:fill="none"/>
      <style:paragraph-properties style:writing-mode="lr-tb"/>
      <style:text-properties fo:font-size="14pt" style:font-size-asian="14pt" style:font-size-complex="14pt"/>
    </style:style>
    <style:style style:name="P8" style:family="paragraph">
      <loext:graphic-properties draw:fill="none"/>
      <style:paragraph-properties style:writing-mode="lr-tb"/>
      <style:text-properties fo:font-size="19pt" style:font-size-asian="19pt" style:font-size-complex="19pt"/>
    </style:style>
    <style:style style:name="P9" style:family="paragraph">
      <loext:graphic-properties draw:fill="none"/>
      <style:paragraph-properties style:writing-mode="lr-tb"/>
      <style:text-properties fo:font-size="18pt" style:font-size-asian="18pt" style:font-size-complex="18pt"/>
    </style:style>
    <style:style style:name="P10" style:family="paragraph">
      <loext:graphic-properties draw:fill="none"/>
      <style:paragraph-properties style:writing-mode="lr-tb"/>
      <style:text-properties fo:font-size="22pt" style:font-size-asian="22pt" style:font-size-complex="22pt"/>
    </style:style>
    <style:style style:name="P11" style:family="paragraph">
      <style:paragraph-properties fo:text-align="start" style:writing-mode="lr-tb"/>
      <style:text-properties fo:font-size="22pt" style:font-size-asian="22pt" style:font-size-complex="22pt"/>
    </style:style>
    <style:style style:name="T1" style:family="text">
      <style:text-properties fo:color="#000000" style:font-name="TimesNewRoman1" fo:font-size="14pt" style:font-size-asian="14pt" style:font-name-complex="TimesNewRoman1" style:font-size-complex="14pt"/>
    </style:style>
    <style:style style:name="T2" style:family="text">
      <style:text-properties fo:color="#000000" style:font-name="TimesNewRoman1" fo:font-size="19pt" style:font-size-asian="19pt" style:font-name-complex="TimesNewRoman1" style:font-size-complex="19pt"/>
    </style:style>
    <style:style style:name="T3" style:family="text">
      <style:text-properties fo:color="#000000" style:font-name="TimesNewRoman1" fo:font-size="18pt" style:font-size-asian="18pt" style:font-name-complex="TimesNewRoman1" style:font-size-complex="18pt"/>
    </style:style>
    <style:style style:name="T4" style:family="text">
      <style:text-properties fo:color="#000000" style:font-name="TimesNewRoman1" fo:font-size="22pt" style:font-size-asian="22pt" style:font-name-complex="TimesNewRoman1" style:font-size-complex="22pt"/>
    </style:style>
    <style:style style:name="T5" style:family="text">
      <style:text-properties fo:color="#000000" style:font-name="TimesNewRoman1" fo:font-size="22pt" fo:font-style="italic" style:font-size-asian="22pt" style:font-style-asian="italic" style:font-name-complex="TimesNewRoman1" style:font-size-complex="22pt" style:font-style-complex="italic"/>
    </style:style>
    <style:style style:name="T6" style:family="text">
      <style:text-properties fo:color="#000000" style:font-name="TimesNewRoman1" fo:font-size="22pt" fo:font-style="normal" style:font-size-asian="22pt" style:font-style-asian="normal" style:font-name-complex="TimesNewRoman1" style:font-size-complex="22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17.439cm" svg:height="12.075cm" svg:x="2.044cm" svg:y="2.974cm" svg:viewBox="0 0 17440 12076" draw:points="0,12076 17440,12076 17440,0 0,0">
          <text:p/>
        </draw:polygon>
        <draw:polygon draw:style-name="gr2" draw:text-style-name="P2" draw:layer="layout" svg:width="15.854cm" svg:height="9.384cm" svg:x="2.837cm" svg:y="3.611cm" svg:viewBox="0 0 15855 9385" draw:points="0,7727 0,8698 566,7593 1132,6591 1698,5922 2264,4790 2831,4100 3397,3287 3963,2840 4529,2239 5097,1524 5663,1508 6229,1576 6795,1609 7361,1952 7928,1077 8494,1164 9060,1860 9626,1887 10193,1437 10759,1278 11325,5647 11891,6132 12457,9216 13024,9282 13590,9323 14156,9195 14722,9385 15288,9189 15855,9184 15855,8668 15288,8651 14722,7744 14156,8633 13590,8079 13024,8349 12457,8507 11891,2999 11325,2564 10759,0 10193,145 9626,318 9060,337 8494,84 7928,27 7361,569 6795,582 6229,529 5663,543 5097,508 4529,896 3963,1396 3397,1918 2831,2023 2264,2402 1698,4230 1132,5317 566,6326">
          <text:p/>
        </draw:polygon>
        <draw:polygon draw:style-name="gr3" draw:text-style-name="P3" draw:layer="layout" svg:width="15.854cm" svg:height="9.725cm" svg:x="2.837cm" svg:y="2.962cm" svg:viewBox="0 0 15855 9726" draw:points="0,8866 0,9726 566,8192 1132,7925 1698,6889 2264,5782 2831,4647 3397,3422 3963,3144 4529,2555 5097,1913 5663,1894 6229,1857 6795,1756 7361,1529 7928,1241 8494,1059 9060,1020 9626,947 10193,700 10759,589 11325,506 11891,665 12457,725 13024,636 13590,474 14156,409 14722,371 15288,194 15855,56 15855,0 15288,39 14722,171 14156,138 13590,210 13024,324 12457,431 11891,294 11325,253 10759,329 10193,283 9626,419 9060,454 8494,451 7928,509 7361,815 6795,1024 6229,1240 5663,1165 5097,1170 4529,1310 3963,1478 3397,2065 2831,2812 2264,3758 1698,5362 1132,6291 566,6866">
          <text:p/>
        </draw:polygon>
        <draw:polygon draw:style-name="gr4" draw:text-style-name="P4" draw:layer="layout" svg:width="0cm" svg:height="0.123cm" svg:x="2.837cm" svg:y="15.049cm" svg:viewBox="0 0 0 124" draw:points="0,0 0,124">
          <text:p/>
        </draw:polygon>
        <draw:line draw:style-name="gr5" draw:text-style-name="P5" draw:layer="layout" svg:x1="2.837cm" svg:y1="15.049cm" svg:x2="2.837cm" svg:y2="15.173cm">
          <text:p/>
        </draw:line>
        <draw:polygon draw:style-name="gr4" draw:text-style-name="P4" draw:layer="layout" svg:width="0cm" svg:height="0.123cm" svg:x="3.403cm" svg:y="15.049cm" svg:viewBox="0 0 0 124" draw:points="0,0 0,124">
          <text:p/>
        </draw:polygon>
        <draw:line draw:style-name="gr5" draw:text-style-name="P5" draw:layer="layout" svg:x1="3.403cm" svg:y1="15.049cm" svg:x2="3.403cm" svg:y2="15.173cm">
          <text:p/>
        </draw:line>
        <draw:frame draw:style-name="gr6" draw:text-style-name="P7" draw:layer="layout" svg:width="0.857cm" svg:height="0.547cm" draw:transform="rotate (1.5707963267949) translate (2.516cm 16.147cm)">
          <draw:text-box>
            <text:p text:style-name="P6"><text:span text:style-name="T1">emb</text:span></text:p>
          </draw:text-box>
        </draw:frame>
        <draw:polygon draw:style-name="gr4" draw:text-style-name="P4" draw:layer="layout" svg:width="0cm" svg:height="0.123cm" svg:x="3.969cm" svg:y="15.049cm" svg:viewBox="0 0 0 124" draw:points="0,0 0,124">
          <text:p/>
        </draw:polygon>
        <draw:line draw:style-name="gr5" draw:text-style-name="P5" draw:layer="layout" svg:x1="3.969cm" svg:y1="15.049cm" svg:x2="3.969cm" svg:y2="15.173cm">
          <text:p/>
        </draw:line>
        <draw:frame draw:style-name="gr7" draw:text-style-name="P7" draw:layer="layout" svg:width="0.493cm" svg:height="0.547cm" draw:transform="rotate (1.5707963267949) translate (3.082cm 15.544cm)">
          <draw:text-box>
            <text:p text:style-name="P6"><text:span text:style-name="T1">0</text:span></text:p>
          </draw:text-box>
        </draw:frame>
        <draw:polygon draw:style-name="gr4" draw:text-style-name="P4" draw:layer="layout" svg:width="0cm" svg:height="0.123cm" svg:x="4.535cm" svg:y="15.049cm" svg:viewBox="0 0 0 124" draw:points="0,0 0,124">
          <text:p/>
        </draw:polygon>
        <draw:line draw:style-name="gr5" draw:text-style-name="P5" draw:layer="layout" svg:x1="4.535cm" svg:y1="15.049cm" svg:x2="4.535cm" svg:y2="15.173cm">
          <text:p/>
        </draw:line>
        <draw:frame draw:style-name="gr7" draw:text-style-name="P7" draw:layer="layout" svg:width="0.493cm" svg:height="0.547cm" draw:transform="rotate (1.5707963267949) translate (3.648cm 15.544cm)">
          <draw:text-box>
            <text:p text:style-name="P6"><text:span text:style-name="T1">1</text:span></text:p>
          </draw:text-box>
        </draw:frame>
        <draw:polygon draw:style-name="gr4" draw:text-style-name="P4" draw:layer="layout" svg:width="0cm" svg:height="0.123cm" svg:x="5.101cm" svg:y="15.049cm" svg:viewBox="0 0 0 124" draw:points="0,0 0,124">
          <text:p/>
        </draw:polygon>
        <draw:line draw:style-name="gr5" draw:text-style-name="P5" draw:layer="layout" svg:x1="5.101cm" svg:y1="15.049cm" svg:x2="5.101cm" svg:y2="15.173cm">
          <text:p/>
        </draw:line>
        <draw:frame draw:style-name="gr7" draw:text-style-name="P7" draw:layer="layout" svg:width="0.493cm" svg:height="0.547cm" draw:transform="rotate (1.5707963267949) translate (4.214cm 15.544cm)">
          <draw:text-box>
            <text:p text:style-name="P6"><text:span text:style-name="T1">2</text:span></text:p>
          </draw:text-box>
        </draw:frame>
        <draw:polygon draw:style-name="gr4" draw:text-style-name="P4" draw:layer="layout" svg:width="0cm" svg:height="0.123cm" svg:x="5.668cm" svg:y="15.049cm" svg:viewBox="0 0 0 124" draw:points="0,0 0,124">
          <text:p/>
        </draw:polygon>
        <draw:line draw:style-name="gr5" draw:text-style-name="P5" draw:layer="layout" svg:x1="5.668cm" svg:y1="15.049cm" svg:x2="5.668cm" svg:y2="15.173cm">
          <text:p/>
        </draw:line>
        <draw:frame draw:style-name="gr7" draw:text-style-name="P7" draw:layer="layout" svg:width="0.493cm" svg:height="0.547cm" draw:transform="rotate (1.5707963267949) translate (4.78cm 15.544cm)">
          <draw:text-box>
            <text:p text:style-name="P6"><text:span text:style-name="T1">3</text:span></text:p>
          </draw:text-box>
        </draw:frame>
        <draw:polygon draw:style-name="gr4" draw:text-style-name="P4" draw:layer="layout" svg:width="0cm" svg:height="0.123cm" svg:x="6.234cm" svg:y="15.049cm" svg:viewBox="0 0 0 124" draw:points="0,0 0,124">
          <text:p/>
        </draw:polygon>
        <draw:line draw:style-name="gr5" draw:text-style-name="P5" draw:layer="layout" svg:x1="6.234cm" svg:y1="15.049cm" svg:x2="6.234cm" svg:y2="15.173cm">
          <text:p/>
        </draw:line>
        <draw:frame draw:style-name="gr7" draw:text-style-name="P7" draw:layer="layout" svg:width="0.493cm" svg:height="0.547cm" draw:transform="rotate (1.5707963267949) translate (5.347cm 15.544cm)">
          <draw:text-box>
            <text:p text:style-name="P6"><text:span text:style-name="T1">4</text:span></text:p>
          </draw:text-box>
        </draw:frame>
        <draw:polygon draw:style-name="gr4" draw:text-style-name="P4" draw:layer="layout" svg:width="0cm" svg:height="0.123cm" svg:x="6.8cm" svg:y="15.049cm" svg:viewBox="0 0 0 124" draw:points="0,0 0,124">
          <text:p/>
        </draw:polygon>
        <draw:line draw:style-name="gr5" draw:text-style-name="P5" draw:layer="layout" svg:x1="6.8cm" svg:y1="15.049cm" svg:x2="6.8cm" svg:y2="15.173cm">
          <text:p/>
        </draw:line>
        <draw:frame draw:style-name="gr7" draw:text-style-name="P7" draw:layer="layout" svg:width="0.493cm" svg:height="0.547cm" draw:transform="rotate (1.5707963267949) translate (5.913cm 15.544cm)">
          <draw:text-box>
            <text:p text:style-name="P6"><text:span text:style-name="T1">5</text:span></text:p>
          </draw:text-box>
        </draw:frame>
        <draw:polygon draw:style-name="gr4" draw:text-style-name="P4" draw:layer="layout" svg:width="0cm" svg:height="0.123cm" svg:x="7.366cm" svg:y="15.049cm" svg:viewBox="0 0 0 124" draw:points="0,0 0,124">
          <text:p/>
        </draw:polygon>
        <draw:line draw:style-name="gr5" draw:text-style-name="P5" draw:layer="layout" svg:x1="7.366cm" svg:y1="15.049cm" svg:x2="7.366cm" svg:y2="15.173cm">
          <text:p/>
        </draw:line>
        <draw:frame draw:style-name="gr7" draw:text-style-name="P7" draw:layer="layout" svg:width="0.493cm" svg:height="0.547cm" draw:transform="rotate (1.5707963267949) translate (6.479cm 15.544cm)">
          <draw:text-box>
            <text:p text:style-name="P6"><text:span text:style-name="T1">6</text:span></text:p>
          </draw:text-box>
        </draw:frame>
        <draw:polygon draw:style-name="gr4" draw:text-style-name="P4" draw:layer="layout" svg:width="0cm" svg:height="0.123cm" svg:x="7.933cm" svg:y="15.049cm" svg:viewBox="0 0 0 124" draw:points="0,0 0,124">
          <text:p/>
        </draw:polygon>
        <draw:line draw:style-name="gr5" draw:text-style-name="P5" draw:layer="layout" svg:x1="7.933cm" svg:y1="15.049cm" svg:x2="7.933cm" svg:y2="15.173cm">
          <text:p/>
        </draw:line>
        <draw:frame draw:style-name="gr7" draw:text-style-name="P7" draw:layer="layout" svg:width="0.493cm" svg:height="0.547cm" draw:transform="rotate (1.5707963267949) translate (7.045cm 15.544cm)">
          <draw:text-box>
            <text:p text:style-name="P6"><text:span text:style-name="T1">7</text:span></text:p>
          </draw:text-box>
        </draw:frame>
        <draw:polygon draw:style-name="gr4" draw:text-style-name="P4" draw:layer="layout" svg:width="0cm" svg:height="0.123cm" svg:x="8.499cm" svg:y="15.049cm" svg:viewBox="0 0 0 124" draw:points="0,0 0,124">
          <text:p/>
        </draw:polygon>
        <draw:line draw:style-name="gr5" draw:text-style-name="P5" draw:layer="layout" svg:x1="8.499cm" svg:y1="15.049cm" svg:x2="8.499cm" svg:y2="15.173cm">
          <text:p/>
        </draw:line>
        <draw:frame draw:style-name="gr7" draw:text-style-name="P7" draw:layer="layout" svg:width="0.493cm" svg:height="0.547cm" draw:transform="rotate (1.5707963267949) translate (7.611cm 15.544cm)">
          <draw:text-box>
            <text:p text:style-name="P6"><text:span text:style-name="T1">8</text:span></text:p>
          </draw:text-box>
        </draw:frame>
        <draw:polygon draw:style-name="gr4" draw:text-style-name="P4" draw:layer="layout" svg:width="0cm" svg:height="0.123cm" svg:x="9.065cm" svg:y="15.049cm" svg:viewBox="0 0 0 124" draw:points="0,0 0,124">
          <text:p/>
        </draw:polygon>
        <draw:line draw:style-name="gr5" draw:text-style-name="P5" draw:layer="layout" svg:x1="9.065cm" svg:y1="15.049cm" svg:x2="9.065cm" svg:y2="15.173cm">
          <text:p/>
        </draw:line>
        <draw:frame draw:style-name="gr7" draw:text-style-name="P7" draw:layer="layout" svg:width="0.493cm" svg:height="0.547cm" draw:transform="rotate (1.5707963267949) translate (8.178cm 15.544cm)">
          <draw:text-box>
            <text:p text:style-name="P6"><text:span text:style-name="T1">9</text:span></text:p>
          </draw:text-box>
        </draw:frame>
        <draw:polygon draw:style-name="gr4" draw:text-style-name="P4" draw:layer="layout" svg:width="0cm" svg:height="0.123cm" svg:x="9.631cm" svg:y="15.049cm" svg:viewBox="0 0 0 124" draw:points="0,0 0,124">
          <text:p/>
        </draw:polygon>
        <draw:line draw:style-name="gr5" draw:text-style-name="P5" draw:layer="layout" svg:x1="9.631cm" svg:y1="15.049cm" svg:x2="9.631cm" svg:y2="15.173cm">
          <text:p/>
        </draw:line>
        <draw:frame draw:style-name="gr8" draw:text-style-name="P7" draw:layer="layout" svg:width="0.502cm" svg:height="0.547cm" draw:transform="rotate (1.5707963267949) translate (8.744cm 15.791cm)">
          <draw:text-box>
            <text:p text:style-name="P6"><text:span text:style-name="T1">10</text:span></text:p>
          </draw:text-box>
        </draw:frame>
        <draw:polygon draw:style-name="gr4" draw:text-style-name="P4" draw:layer="layout" svg:width="0cm" svg:height="0.123cm" svg:x="10.197cm" svg:y="15.049cm" svg:viewBox="0 0 0 124" draw:points="0,0 0,124">
          <text:p/>
        </draw:polygon>
        <draw:line draw:style-name="gr5" draw:text-style-name="P5" draw:layer="layout" svg:x1="10.197cm" svg:y1="15.049cm" svg:x2="10.197cm" svg:y2="15.173cm">
          <text:p/>
        </draw:line>
        <draw:frame draw:style-name="gr8" draw:text-style-name="P7" draw:layer="layout" svg:width="0.502cm" svg:height="0.547cm" draw:transform="rotate (1.5707963267949) translate (9.31cm 15.773cm)">
          <draw:text-box>
            <text:p text:style-name="P6"><text:span text:style-name="T1">11</text:span></text:p>
          </draw:text-box>
        </draw:frame>
        <draw:polygon draw:style-name="gr4" draw:text-style-name="P4" draw:layer="layout" svg:width="0cm" svg:height="0.123cm" svg:x="10.764cm" svg:y="15.049cm" svg:viewBox="0 0 0 124" draw:points="0,0 0,124">
          <text:p/>
        </draw:polygon>
        <draw:line draw:style-name="gr5" draw:text-style-name="P5" draw:layer="layout" svg:x1="10.764cm" svg:y1="15.049cm" svg:x2="10.764cm" svg:y2="15.173cm">
          <text:p/>
        </draw:line>
        <draw:frame draw:style-name="gr8" draw:text-style-name="P7" draw:layer="layout" svg:width="0.502cm" svg:height="0.547cm" draw:transform="rotate (1.5707963267949) translate (9.876cm 15.791cm)">
          <draw:text-box>
            <text:p text:style-name="P6"><text:span text:style-name="T1">12</text:span></text:p>
          </draw:text-box>
        </draw:frame>
        <draw:polygon draw:style-name="gr4" draw:text-style-name="P4" draw:layer="layout" svg:width="0cm" svg:height="0.123cm" svg:x="11.33cm" svg:y="15.049cm" svg:viewBox="0 0 0 124" draw:points="0,0 0,124">
          <text:p/>
        </draw:polygon>
        <draw:line draw:style-name="gr5" draw:text-style-name="P5" draw:layer="layout" svg:x1="11.33cm" svg:y1="15.049cm" svg:x2="11.33cm" svg:y2="15.173cm">
          <text:p/>
        </draw:line>
        <draw:frame draw:style-name="gr8" draw:text-style-name="P7" draw:layer="layout" svg:width="0.502cm" svg:height="0.547cm" draw:transform="rotate (1.5707963267949) translate (10.443cm 15.791cm)">
          <draw:text-box>
            <text:p text:style-name="P6"><text:span text:style-name="T1">13</text:span></text:p>
          </draw:text-box>
        </draw:frame>
        <draw:polygon draw:style-name="gr4" draw:text-style-name="P4" draw:layer="layout" svg:width="0cm" svg:height="0.123cm" svg:x="11.896cm" svg:y="15.049cm" svg:viewBox="0 0 0 124" draw:points="0,0 0,124">
          <text:p/>
        </draw:polygon>
        <draw:line draw:style-name="gr5" draw:text-style-name="P5" draw:layer="layout" svg:x1="11.896cm" svg:y1="15.049cm" svg:x2="11.896cm" svg:y2="15.173cm">
          <text:p/>
        </draw:line>
        <draw:frame draw:style-name="gr8" draw:text-style-name="P7" draw:layer="layout" svg:width="0.502cm" svg:height="0.547cm" draw:transform="rotate (1.5707963267949) translate (11.009cm 15.791cm)">
          <draw:text-box>
            <text:p text:style-name="P6"><text:span text:style-name="T1">14</text:span></text:p>
          </draw:text-box>
        </draw:frame>
        <draw:polygon draw:style-name="gr4" draw:text-style-name="P4" draw:layer="layout" svg:width="0cm" svg:height="0.123cm" svg:x="12.462cm" svg:y="15.049cm" svg:viewBox="0 0 0 124" draw:points="0,0 0,124">
          <text:p/>
        </draw:polygon>
        <draw:line draw:style-name="gr5" draw:text-style-name="P5" draw:layer="layout" svg:x1="12.462cm" svg:y1="15.049cm" svg:x2="12.462cm" svg:y2="15.173cm">
          <text:p/>
        </draw:line>
        <draw:frame draw:style-name="gr8" draw:text-style-name="P7" draw:layer="layout" svg:width="0.502cm" svg:height="0.547cm" draw:transform="rotate (1.5707963267949) translate (11.575cm 15.791cm)">
          <draw:text-box>
            <text:p text:style-name="P6"><text:span text:style-name="T1">15</text:span></text:p>
          </draw:text-box>
        </draw:frame>
        <draw:polygon draw:style-name="gr4" draw:text-style-name="P4" draw:layer="layout" svg:width="0cm" svg:height="0.123cm" svg:x="13.029cm" svg:y="15.049cm" svg:viewBox="0 0 0 124" draw:points="0,0 0,124">
          <text:p/>
        </draw:polygon>
        <draw:line draw:style-name="gr5" draw:text-style-name="P5" draw:layer="layout" svg:x1="13.029cm" svg:y1="15.049cm" svg:x2="13.029cm" svg:y2="15.173cm">
          <text:p/>
        </draw:line>
        <draw:frame draw:style-name="gr8" draw:text-style-name="P7" draw:layer="layout" svg:width="0.502cm" svg:height="0.547cm" draw:transform="rotate (1.5707963267949) translate (12.141cm 15.791cm)">
          <draw:text-box>
            <text:p text:style-name="P6"><text:span text:style-name="T1">16</text:span></text:p>
          </draw:text-box>
        </draw:frame>
        <draw:polygon draw:style-name="gr4" draw:text-style-name="P4" draw:layer="layout" svg:width="0cm" svg:height="0.123cm" svg:x="13.595cm" svg:y="15.049cm" svg:viewBox="0 0 0 124" draw:points="0,0 0,124">
          <text:p/>
        </draw:polygon>
        <draw:line draw:style-name="gr5" draw:text-style-name="P5" draw:layer="layout" svg:x1="13.595cm" svg:y1="15.049cm" svg:x2="13.595cm" svg:y2="15.173cm">
          <text:p/>
        </draw:line>
        <draw:frame draw:style-name="gr8" draw:text-style-name="P7" draw:layer="layout" svg:width="0.502cm" svg:height="0.547cm" draw:transform="rotate (1.5707963267949) translate (12.707cm 15.791cm)">
          <draw:text-box>
            <text:p text:style-name="P6"><text:span text:style-name="T1">17</text:span></text:p>
          </draw:text-box>
        </draw:frame>
        <draw:polygon draw:style-name="gr4" draw:text-style-name="P4" draw:layer="layout" svg:width="0cm" svg:height="0.123cm" svg:x="14.161cm" svg:y="15.049cm" svg:viewBox="0 0 0 124" draw:points="0,0 0,124">
          <text:p/>
        </draw:polygon>
        <draw:line draw:style-name="gr5" draw:text-style-name="P5" draw:layer="layout" svg:x1="14.161cm" svg:y1="15.049cm" svg:x2="14.161cm" svg:y2="15.173cm">
          <text:p/>
        </draw:line>
        <draw:frame draw:style-name="gr8" draw:text-style-name="P7" draw:layer="layout" svg:width="0.502cm" svg:height="0.547cm" draw:transform="rotate (1.5707963267949) translate (13.274cm 15.791cm)">
          <draw:text-box>
            <text:p text:style-name="P6"><text:span text:style-name="T1">18</text:span></text:p>
          </draw:text-box>
        </draw:frame>
        <draw:polygon draw:style-name="gr4" draw:text-style-name="P4" draw:layer="layout" svg:width="0cm" svg:height="0.123cm" svg:x="14.727cm" svg:y="15.049cm" svg:viewBox="0 0 0 124" draw:points="0,0 0,124">
          <text:p/>
        </draw:polygon>
        <draw:line draw:style-name="gr5" draw:text-style-name="P5" draw:layer="layout" svg:x1="14.727cm" svg:y1="15.049cm" svg:x2="14.727cm" svg:y2="15.173cm">
          <text:p/>
        </draw:line>
        <draw:frame draw:style-name="gr8" draw:text-style-name="P7" draw:layer="layout" svg:width="0.502cm" svg:height="0.547cm" draw:transform="rotate (1.5707963267949) translate (13.84cm 15.791cm)">
          <draw:text-box>
            <text:p text:style-name="P6"><text:span text:style-name="T1">19</text:span></text:p>
          </draw:text-box>
        </draw:frame>
        <draw:polygon draw:style-name="gr4" draw:text-style-name="P4" draw:layer="layout" svg:width="0cm" svg:height="0.123cm" svg:x="15.293cm" svg:y="15.049cm" svg:viewBox="0 0 0 124" draw:points="0,0 0,124">
          <text:p/>
        </draw:polygon>
        <draw:line draw:style-name="gr5" draw:text-style-name="P5" draw:layer="layout" svg:x1="15.293cm" svg:y1="15.049cm" svg:x2="15.293cm" svg:y2="15.173cm">
          <text:p/>
        </draw:line>
        <draw:frame draw:style-name="gr8" draw:text-style-name="P7" draw:layer="layout" svg:width="0.502cm" svg:height="0.547cm" draw:transform="rotate (1.5707963267949) translate (14.406cm 15.791cm)">
          <draw:text-box>
            <text:p text:style-name="P6"><text:span text:style-name="T1">20</text:span></text:p>
          </draw:text-box>
        </draw:frame>
        <draw:polygon draw:style-name="gr4" draw:text-style-name="P4" draw:layer="layout" svg:width="0cm" svg:height="0.123cm" svg:x="15.86cm" svg:y="15.049cm" svg:viewBox="0 0 0 124" draw:points="0,0 0,124">
          <text:p/>
        </draw:polygon>
        <draw:line draw:style-name="gr5" draw:text-style-name="P5" draw:layer="layout" svg:x1="15.86cm" svg:y1="15.049cm" svg:x2="15.86cm" svg:y2="15.173cm">
          <text:p/>
        </draw:line>
        <draw:frame draw:style-name="gr8" draw:text-style-name="P7" draw:layer="layout" svg:width="0.502cm" svg:height="0.547cm" draw:transform="rotate (1.5707963267949) translate (14.972cm 15.791cm)">
          <draw:text-box>
            <text:p text:style-name="P6"><text:span text:style-name="T1">21</text:span></text:p>
          </draw:text-box>
        </draw:frame>
        <draw:polygon draw:style-name="gr4" draw:text-style-name="P4" draw:layer="layout" svg:width="0cm" svg:height="0.123cm" svg:x="16.426cm" svg:y="15.049cm" svg:viewBox="0 0 0 124" draw:points="0,0 0,124">
          <text:p/>
        </draw:polygon>
        <draw:line draw:style-name="gr5" draw:text-style-name="P5" draw:layer="layout" svg:x1="16.426cm" svg:y1="15.049cm" svg:x2="16.426cm" svg:y2="15.173cm">
          <text:p/>
        </draw:line>
        <draw:frame draw:style-name="gr8" draw:text-style-name="P7" draw:layer="layout" svg:width="0.502cm" svg:height="0.547cm" draw:transform="rotate (1.5707963267949) translate (15.539cm 15.791cm)">
          <draw:text-box>
            <text:p text:style-name="P6"><text:span text:style-name="T1">22</text:span></text:p>
          </draw:text-box>
        </draw:frame>
        <draw:polygon draw:style-name="gr4" draw:text-style-name="P4" draw:layer="layout" svg:width="0cm" svg:height="0.123cm" svg:x="16.992cm" svg:y="15.049cm" svg:viewBox="0 0 0 124" draw:points="0,0 0,124">
          <text:p/>
        </draw:polygon>
        <draw:line draw:style-name="gr5" draw:text-style-name="P5" draw:layer="layout" svg:x1="16.992cm" svg:y1="15.049cm" svg:x2="16.992cm" svg:y2="15.173cm">
          <text:p/>
        </draw:line>
        <draw:frame draw:style-name="gr8" draw:text-style-name="P7" draw:layer="layout" svg:width="0.502cm" svg:height="0.547cm" draw:transform="rotate (1.5707963267949) translate (16.105cm 15.791cm)">
          <draw:text-box>
            <text:p text:style-name="P6"><text:span text:style-name="T1">23</text:span></text:p>
          </draw:text-box>
        </draw:frame>
        <draw:polygon draw:style-name="gr4" draw:text-style-name="P4" draw:layer="layout" svg:width="0cm" svg:height="0.123cm" svg:x="17.558cm" svg:y="15.049cm" svg:viewBox="0 0 0 124" draw:points="0,0 0,124">
          <text:p/>
        </draw:polygon>
        <draw:line draw:style-name="gr5" draw:text-style-name="P5" draw:layer="layout" svg:x1="17.558cm" svg:y1="15.049cm" svg:x2="17.558cm" svg:y2="15.173cm">
          <text:p/>
        </draw:line>
        <draw:frame draw:style-name="gr8" draw:text-style-name="P7" draw:layer="layout" svg:width="0.502cm" svg:height="0.547cm" draw:transform="rotate (1.5707963267949) translate (16.671cm 15.791cm)">
          <draw:text-box>
            <text:p text:style-name="P6"><text:span text:style-name="T1">24</text:span></text:p>
          </draw:text-box>
        </draw:frame>
        <draw:polygon draw:style-name="gr4" draw:text-style-name="P4" draw:layer="layout" svg:width="0cm" svg:height="0.123cm" svg:x="18.124cm" svg:y="15.049cm" svg:viewBox="0 0 0 124" draw:points="0,0 0,124">
          <text:p/>
        </draw:polygon>
        <draw:line draw:style-name="gr5" draw:text-style-name="P5" draw:layer="layout" svg:x1="18.124cm" svg:y1="15.049cm" svg:x2="18.124cm" svg:y2="15.173cm">
          <text:p/>
        </draw:line>
        <draw:frame draw:style-name="gr8" draw:text-style-name="P7" draw:layer="layout" svg:width="0.502cm" svg:height="0.547cm" draw:transform="rotate (1.5707963267949) translate (17.237cm 15.791cm)">
          <draw:text-box>
            <text:p text:style-name="P6"><text:span text:style-name="T1">25</text:span></text:p>
          </draw:text-box>
        </draw:frame>
        <draw:polygon draw:style-name="gr4" draw:text-style-name="P4" draw:layer="layout" svg:width="0cm" svg:height="0.123cm" svg:x="18.691cm" svg:y="15.049cm" svg:viewBox="0 0 0 124" draw:points="0,0 0,124">
          <text:p/>
        </draw:polygon>
        <draw:line draw:style-name="gr5" draw:text-style-name="P5" draw:layer="layout" svg:x1="18.691cm" svg:y1="15.049cm" svg:x2="18.691cm" svg:y2="15.173cm">
          <text:p/>
        </draw:line>
        <draw:frame draw:style-name="gr8" draw:text-style-name="P7" draw:layer="layout" svg:width="0.502cm" svg:height="0.547cm" draw:transform="rotate (1.5707963267949) translate (17.803cm 15.791cm)">
          <draw:text-box>
            <text:p text:style-name="P6"><text:span text:style-name="T1">26</text:span></text:p>
          </draw:text-box>
        </draw:frame>
        <draw:frame draw:style-name="gr8" draw:text-style-name="P7" draw:layer="layout" svg:width="0.502cm" svg:height="0.547cm" draw:transform="rotate (1.5707963267949) translate (18.37cm 15.791cm)">
          <draw:text-box>
            <text:p text:style-name="P6"><text:span text:style-name="T1">27</text:span></text:p>
          </draw:text-box>
        </draw:frame>
        <draw:polygon draw:style-name="gr4" draw:text-style-name="P4" draw:layer="layout" svg:width="0.123cm" svg:height="0cm" svg:x="1.92cm" svg:y="15.049cm" svg:viewBox="0 0 124 0" draw:points="124,0 0,0">
          <text:p/>
        </draw:polygon>
        <draw:line draw:style-name="gr5" draw:text-style-name="P5" draw:layer="layout" svg:x1="2.044cm" svg:y1="15.049cm" svg:x2="1.92cm" svg:y2="15.049cm">
          <text:p/>
        </draw:line>
        <draw:frame draw:style-name="gr9" draw:text-style-name="P8" draw:layer="layout" svg:width="1.564cm" svg:height="0.742cm" svg:x="9.983cm" svg:y="16.155cm">
          <draw:text-box>
            <text:p text:style-name="P6"><text:span text:style-name="T2">Layer</text:span></text:p>
          </draw:text-box>
        </draw:frame>
        <draw:polygon draw:style-name="gr4" draw:text-style-name="P4" draw:layer="layout" svg:width="0.123cm" svg:height="0cm" svg:x="1.92cm" svg:y="12.634cm" svg:viewBox="0 0 124 0" draw:points="124,0 0,0">
          <text:p/>
        </draw:polygon>
        <draw:line draw:style-name="gr5" draw:text-style-name="P5" draw:layer="layout" svg:x1="2.044cm" svg:y1="12.634cm" svg:x2="1.92cm" svg:y2="12.634cm">
          <text:p/>
        </draw:line>
        <draw:frame draw:style-name="gr10" draw:text-style-name="P9" draw:layer="layout" svg:width="0.798cm" svg:height="0.704cm" svg:x="1.004cm" svg:y="14.705cm">
          <draw:text-box>
            <text:p text:style-name="P6"><text:span text:style-name="T3">0.0</text:span></text:p>
          </draw:text-box>
        </draw:frame>
        <draw:polygon draw:style-name="gr4" draw:text-style-name="P4" draw:layer="layout" svg:width="0.123cm" svg:height="0cm" svg:x="1.92cm" svg:y="10.219cm" svg:viewBox="0 0 124 0" draw:points="124,0 0,0">
          <text:p/>
        </draw:polygon>
        <draw:line draw:style-name="gr5" draw:text-style-name="P5" draw:layer="layout" svg:x1="2.044cm" svg:y1="10.219cm" svg:x2="1.92cm" svg:y2="10.219cm">
          <text:p/>
        </draw:line>
        <draw:frame draw:style-name="gr10" draw:text-style-name="P9" draw:layer="layout" svg:width="0.798cm" svg:height="0.704cm" svg:x="1.004cm" svg:y="12.29cm">
          <draw:text-box>
            <text:p text:style-name="P6"><text:span text:style-name="T3">0.2</text:span></text:p>
          </draw:text-box>
        </draw:frame>
        <draw:polygon draw:style-name="gr4" draw:text-style-name="P4" draw:layer="layout" svg:width="0.123cm" svg:height="0cm" svg:x="1.92cm" svg:y="7.804cm" svg:viewBox="0 0 124 0" draw:points="124,0 0,0">
          <text:p/>
        </draw:polygon>
        <draw:line draw:style-name="gr5" draw:text-style-name="P5" draw:layer="layout" svg:x1="2.044cm" svg:y1="7.804cm" svg:x2="1.92cm" svg:y2="7.804cm">
          <text:p/>
        </draw:line>
        <draw:frame draw:style-name="gr10" draw:text-style-name="P9" draw:layer="layout" svg:width="0.798cm" svg:height="0.704cm" svg:x="1.004cm" svg:y="9.874cm">
          <draw:text-box>
            <text:p text:style-name="P6"><text:span text:style-name="T3">0.4</text:span></text:p>
          </draw:text-box>
        </draw:frame>
        <draw:polygon draw:style-name="gr4" draw:text-style-name="P4" draw:layer="layout" svg:width="0.123cm" svg:height="0cm" svg:x="1.92cm" svg:y="5.389cm" svg:viewBox="0 0 124 0" draw:points="124,0 0,0">
          <text:p/>
        </draw:polygon>
        <draw:line draw:style-name="gr5" draw:text-style-name="P5" draw:layer="layout" svg:x1="2.044cm" svg:y1="5.389cm" svg:x2="1.92cm" svg:y2="5.389cm">
          <text:p/>
        </draw:line>
        <draw:frame draw:style-name="gr10" draw:text-style-name="P9" draw:layer="layout" svg:width="0.798cm" svg:height="0.704cm" svg:x="1.004cm" svg:y="7.459cm">
          <draw:text-box>
            <text:p text:style-name="P6"><text:span text:style-name="T3">0.6</text:span></text:p>
          </draw:text-box>
        </draw:frame>
        <draw:polygon draw:style-name="gr4" draw:text-style-name="P4" draw:layer="layout" svg:width="0.123cm" svg:height="0cm" svg:x="1.92cm" svg:y="2.974cm" svg:viewBox="0 0 124 0" draw:points="124,0 0,0">
          <text:p/>
        </draw:polygon>
        <draw:line draw:style-name="gr5" draw:text-style-name="P5" draw:layer="layout" svg:x1="2.044cm" svg:y1="2.974cm" svg:x2="1.92cm" svg:y2="2.974cm">
          <text:p/>
        </draw:line>
        <draw:frame draw:style-name="gr10" draw:text-style-name="P9" draw:layer="layout" svg:width="0.798cm" svg:height="0.704cm" svg:x="1.004cm" svg:y="5.044cm">
          <draw:text-box>
            <text:p text:style-name="P6"><text:span text:style-name="T3">0.8</text:span></text:p>
          </draw:text-box>
        </draw:frame>
        <draw:frame draw:style-name="gr10" draw:text-style-name="P9" draw:layer="layout" svg:width="0.798cm" svg:height="0.704cm" svg:x="1.004cm" svg:y="2.629cm">
          <draw:text-box>
            <text:p text:style-name="P6"><text:span text:style-name="T3">1.0</text:span></text:p>
          </draw:text-box>
        </draw:frame>
        <draw:polyline draw:style-name="gr11" draw:text-style-name="P5" draw:layer="layout" svg:width="15.854cm" svg:height="8.373cm" svg:x="2.837cm" svg:y="4.163cm" svg:viewBox="0 0 15855 8374" draw:points="0,7660 566,6407 1132,5402 1698,4524 2264,3044 2831,2509 3397,2051 3963,1566 4529,1016 5097,464 5663,473 6229,500 6795,544 7361,708 7928,0 8494,72 9060,547 9626,551 10193,239 10759,87 11325,3554 11891,4014 12457,8310 13024,8263 13590,8149 14156,8362 14722,8012 15288,8368 15855,8374">
          <text:p/>
        </draw:polyline>
        <draw:polyline draw:style-name="gr12" draw:text-style-name="P5" draw:layer="layout" svg:width="15.854cm" svg:height="9.267cm" svg:x="2.837cm" svg:y="2.99cm" svg:viewBox="0 0 15855 9268" draw:points="0,9268 566,7501 1132,7080 1698,6097 2264,4742 2831,3701 3397,2716 3963,2283 4529,1904 5097,1513 5663,1501 6229,1520 6795,1362 7361,1144 7928,847 8494,727 9060,709 9626,655 10193,464 10759,431 11325,352 11891,452 12457,550 13024,452 13590,314 14156,246 14722,243 15288,88 15855,0">
          <text:p/>
        </draw:polyline>
        <draw:line draw:style-name="gr13" draw:text-style-name="P5" draw:layer="layout" svg:x1="2.044cm" svg:y1="15.049cm" svg:x2="2.044cm" svg:y2="2.974cm">
          <text:p/>
        </draw:line>
        <draw:line draw:style-name="gr13" draw:text-style-name="P5" draw:layer="layout" svg:x1="19.483cm" svg:y1="15.049cm" svg:x2="19.483cm" svg:y2="2.974cm">
          <text:p/>
        </draw:line>
        <draw:line draw:style-name="gr13" draw:text-style-name="P5" draw:layer="layout" svg:x1="2.044cm" svg:y1="15.049cm" svg:x2="19.483cm" svg:y2="15.049cm">
          <text:p/>
        </draw:line>
        <draw:line draw:style-name="gr13" draw:text-style-name="P5" draw:layer="layout" svg:x1="2.044cm" svg:y1="2.974cm" svg:x2="19.483cm" svg:y2="2.974cm">
          <text:p/>
        </draw:line>
        <draw:frame draw:style-name="gr14" draw:text-style-name="P10" draw:layer="layout" svg:width="3.795cm" svg:height="0.86cm" draw:transform="rotate (1.5707963267949) translate (0.022cm 10.651cm)">
          <draw:text-box>
            <text:p text:style-name="P6"><text:span text:style-name="T4">Faithfulness</text:span></text:p>
          </draw:text-box>
        </draw:frame>
        <draw:polyline draw:style-name="gr12" draw:text-style-name="P5" draw:layer="layout" svg:width="1.269cm" svg:height="0cm" svg:x="2.6cm" svg:y="2.176cm" svg:viewBox="0 0 1270 0" draw:points="0,0 635,0 1270,0">
          <text:p/>
        </draw:polyline>
        <draw:frame draw:style-name="gr15" draw:text-style-name="P10" draw:layer="layout" svg:width="4.815cm" svg:height="0.86cm" svg:x="4.178cm" svg:y="1.733cm">
          <draw:text-box>
            <text:p text:style-name="P11"><text:span text:style-name="T5">s </text:span><text:span text:style-name="T6">followed by </text:span><text:span text:style-name="T5">o</text:span></text:p>
          </draw:text-box>
        </draw:frame>
        <draw:polyline draw:style-name="gr11" draw:text-style-name="P5" draw:layer="layout" svg:width="1.269cm" svg:height="0cm" svg:x="10.132cm" svg:y="2.176cm" svg:viewBox="0 0 1270 0" draw:points="0,0 635,0 1270,0">
          <text:p/>
        </draw:polyline>
        <draw:frame draw:style-name="gr16" draw:text-style-name="P10" draw:layer="layout" svg:width="6.513cm" svg:height="0.86cm" svg:x="11.711cm" svg:y="1.733cm">
          <draw:text-box>
            <text:p text:style-name="P11"><text:span text:style-name="T5">s </text:span><text:span text:style-name="T6">followed by </text:span><text:span text:style-name="T5">t: t ≠ o</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imesNewRoman1" svg:font-family="TimesNewRoman"/>
    <style:font-face style:name="DejaVu Sans1" svg:font-family="'DejaVu Sans'" style:font-pitch="variable"/>
    <style:font-face style:name="Liberation Serif1" svg:font-family="'Liberation Serif'" style:font-pitch="variable"/>
    <style:font-face style:name="TimesNewRoman" svg:font-family="TimesNew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19.736cm" fo:page-height="17.196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date>2023-08-17T13:40:05.143076353</dc:date>
    <meta:editing-duration>PT3M28S</meta:editing-duration>
    <meta:editing-cycles>3</meta:editing-cycles>
    <meta:generator>LibreOffice/6.4.7.2$Linux_X86_64 LibreOffice_project/40$Build-2</meta:generator>
    <meta:document-statistic meta:object-count="120"/>
  </office:meta>
</office:document-meta>
</file>